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0000000B47B036FFDEA47626C.jpg" manifest:media-type="image/jpeg"/>
  <manifest:file-entry manifest:full-path="Pictures/100000000000046C000005356A7C0FB2FF35B30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75cm"/>
    </style:style>
    <style:style style:name="gr4" style:family="graphic" style:parent-style-name="standard">
      <style:graphic-properties draw:stroke="none" svg:stroke-color="#000000" draw:fill="none" draw:fill-color="#ffffff" fo:min-height="3.1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468cm, 1.616cm, 0.404cm, 1.057cm)" draw:image-opacity="100%" style:mirror="none"/>
    </style:style>
    <style:style style:name="gr6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4.505cm"/>
    </style:style>
    <style:style style:name="gr8" style:family="graphic" style:parent-style-name="standard">
      <style:graphic-properties draw:stroke="none" svg:stroke-color="#000000" draw:fill="none" draw:fill-color="#ffffff" fo:min-height="5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89cm" svg:height="5.993cm" svg:x="6.511cm" svg:y="2.407cm">
          <draw:image xlink:href="Pictures/100000000000046C000005356A7C0FB2FF35B30F.jpg" xlink:type="simple" xlink:show="embed" xlink:actuate="onLoad">
            <text:p/>
          </draw:image>
        </draw:frame>
        <draw:line draw:style-name="gr2" draw:text-style-name="P2" draw:layer="layout" svg:x1="5.6cm" svg:y1="6.8cm" svg:x2="9.4cm" svg:y2="6.4cm">
          <text:p/>
        </draw:line>
        <draw:line draw:style-name="gr2" draw:text-style-name="P2" draw:layer="layout" svg:x1="5.6cm" svg:y1="6.349cm" svg:x2="9.4cm" svg:y2="5.949cm">
          <text:p/>
        </draw:line>
        <draw:line draw:style-name="gr2" draw:text-style-name="P2" draw:layer="layout" svg:x1="5.6cm" svg:y1="5.949cm" svg:x2="9.4cm" svg:y2="5.549cm">
          <text:p/>
        </draw:line>
        <draw:line draw:style-name="gr2" draw:text-style-name="P2" draw:layer="layout" svg:x1="5.6cm" svg:y1="5.549cm" svg:x2="9.4cm" svg:y2="5.149cm">
          <text:p/>
        </draw:line>
        <draw:line draw:style-name="gr2" draw:text-style-name="P2" draw:layer="layout" svg:x1="5.6cm" svg:y1="5.149cm" svg:x2="9.4cm" svg:y2="4.749cm">
          <text:p/>
        </draw:line>
        <draw:line draw:style-name="gr2" draw:text-style-name="P2" draw:layer="layout" svg:x1="5.6cm" svg:y1="4.749cm" svg:x2="9.4cm" svg:y2="4.349cm">
          <text:p/>
        </draw:line>
        <draw:line draw:style-name="gr2" draw:text-style-name="P2" draw:layer="layout" svg:x1="5.6cm" svg:y1="4.349cm" svg:x2="9.4cm" svg:y2="3.949cm">
          <text:p/>
        </draw:line>
        <draw:line draw:style-name="gr2" draw:text-style-name="P2" draw:layer="layout" svg:x1="5.6cm" svg:y1="3.949cm" svg:x2="9.4cm" svg:y2="3.549cm">
          <text:p/>
        </draw:line>
        <draw:line draw:style-name="gr2" draw:text-style-name="P2" draw:layer="layout" svg:x1="12.4cm" svg:y1="3.7cm" svg:x2="9.9cm" svg:y2="3.6cm">
          <text:p/>
        </draw:line>
        <draw:line draw:style-name="gr2" draw:text-style-name="P2" draw:layer="layout" svg:x1="12.401cm" svg:y1="4.068cm" svg:x2="9.901cm" svg:y2="3.968cm">
          <text:p/>
        </draw:line>
        <draw:line draw:style-name="gr2" draw:text-style-name="P2" draw:layer="layout" svg:x1="12.401cm" svg:y1="4.468cm" svg:x2="9.901cm" svg:y2="4.368cm">
          <text:p/>
        </draw:line>
        <draw:line draw:style-name="gr2" draw:text-style-name="P2" draw:layer="layout" svg:x1="12.401cm" svg:y1="4.868cm" svg:x2="9.901cm" svg:y2="4.768cm">
          <text:p/>
        </draw:line>
        <draw:line draw:style-name="gr2" draw:text-style-name="P2" draw:layer="layout" svg:x1="12.401cm" svg:y1="5.268cm" svg:x2="9.901cm" svg:y2="5.168cm">
          <text:p/>
        </draw:line>
        <draw:line draw:style-name="gr2" draw:text-style-name="P2" draw:layer="layout" svg:x1="12.401cm" svg:y1="5.668cm" svg:x2="9.901cm" svg:y2="5.568cm">
          <text:p/>
        </draw:line>
        <draw:line draw:style-name="gr2" draw:text-style-name="P2" draw:layer="layout" svg:x1="12.401cm" svg:y1="6.068cm" svg:x2="9.901cm" svg:y2="5.968cm">
          <text:p/>
        </draw:line>
        <draw:line draw:style-name="gr2" draw:text-style-name="P2" draw:layer="layout" svg:x1="12.401cm" svg:y1="6.468cm" svg:x2="9.901cm" svg:y2="6.368cm">
          <text:p/>
        </draw:line>
        <draw:frame draw:style-name="gr3" draw:text-style-name="P4" draw:layer="layout" svg:width="5.8cm" svg:height="5cm" svg:x="12.4cm" svg:y="3.3cm">
          <draw:text-box>
            <text:p text:style-name="P3"><text:span text:style-name="T1">16 BackLight -</text:span></text:p>
            <text:p text:style-name="P3"><text:span text:style-name="T1">14 Data Bit 7</text:span></text:p>
            <text:p text:style-name="P3"><text:span text:style-name="T1">12 Data Bit 5</text:span></text:p>
            <text:p text:style-name="P3"><text:span text:style-name="T1">10 Data Bit 3</text:span></text:p>
            <text:p text:style-name="P3"><text:span text:style-name="T1">8 <text:s text:c="2"/>Data Bit 1</text:span></text:p>
            <text:p text:style-name="P3"><text:span text:style-name="T1">6 <text:s text:c="2"/>Enable Signal</text:span></text:p>
            <text:p text:style-name="P3"><text:span text:style-name="T1">4 <text:s text:c="2"/>Register Select Signal</text:span></text:p>
            <text:p text:style-name="P3"><text:span text:style-name="T1">2 <text:s text:c="2"/>+5V</text:span></text:p>
          </draw:text-box>
        </draw:frame>
        <draw:frame draw:style-name="gr4" draw:text-style-name="P4" draw:layer="layout" svg:width="2.9cm" svg:height="3.797cm" svg:x="2.9cm" svg:y="3.6cm">
          <draw:text-box>
            <text:p text:style-name="P3"><text:span text:style-name="T1">BackLight + 15</text:span></text:p>
            <text:p text:style-name="P3"><text:span text:style-name="T1">Data Bit 6 <text:s text:c="3"/>13</text:span></text:p>
            <text:p text:style-name="P3"><text:span text:style-name="T1">Data Bit 4 <text:s text:c="3"/>11</text:span></text:p>
            <text:p text:style-name="P3"><text:span text:style-name="T1">Data Bit 2 <text:s text:c="4"/>9</text:span></text:p>
            <text:p text:style-name="P3"><text:span text:style-name="T1">Data Bit 0 <text:s text:c="4"/>7</text:span></text:p>
            <text:p text:style-name="P3"><text:span text:style-name="T1">Data R/W <text:s text:c="4"/>5</text:span></text:p>
            <text:p text:style-name="P3"><text:span text:style-name="T1">Contrast Ad <text:s/>3</text:span></text:p>
            <text:p text:style-name="P3"><text:span text:style-name="T1">GND <text:s text:c="12"/>1</text:span></text:p>
            <text:p text:style-name="P3"><text:span text:style-name="T1"/></text:p>
          </draw:text-box>
        </draw:frame>
        <draw:frame draw:style-name="gr5" draw:text-style-name="P1" draw:layer="layout" svg:width="7.932cm" svg:height="7.5cm" draw:transform="rotate (-1.56695660244051) translate (14cm 8.939cm)">
          <draw:image xlink:href="Pictures/10000000000000F0000000B47B036FFDEA47626C.jpg" xlink:type="simple" xlink:show="embed" xlink:actuate="onLoad">
            <text:p/>
          </draw:image>
        </draw:frame>
        <draw:line draw:style-name="gr6" draw:text-style-name="P2" draw:layer="layout" svg:x1="5.7cm" svg:y1="10.8cm" svg:x2="8.9cm" svg:y2="11.1cm">
          <text:p/>
        </draw:line>
        <draw:line draw:style-name="gr6" draw:text-style-name="P2" draw:layer="layout" svg:x1="5.687cm" svg:y1="11.255cm" svg:x2="8.887cm" svg:y2="11.555cm">
          <text:p/>
        </draw:line>
        <draw:line draw:style-name="gr6" draw:text-style-name="P2" draw:layer="layout" svg:x1="5.687cm" svg:y1="11.755cm" svg:x2="8.887cm" svg:y2="12.055cm">
          <text:p/>
        </draw:line>
        <draw:line draw:style-name="gr6" draw:text-style-name="P2" draw:layer="layout" svg:x1="5.687cm" svg:y1="12.255cm" svg:x2="8.887cm" svg:y2="12.555cm">
          <text:p/>
        </draw:line>
        <draw:line draw:style-name="gr6" draw:text-style-name="P2" draw:layer="layout" svg:x1="5.687cm" svg:y1="12.755cm" svg:x2="8.887cm" svg:y2="13.055cm">
          <text:p/>
        </draw:line>
        <draw:line draw:style-name="gr6" draw:text-style-name="P2" draw:layer="layout" svg:x1="5.687cm" svg:y1="13.255cm" svg:x2="8.887cm" svg:y2="13.555cm">
          <text:p/>
        </draw:line>
        <draw:line draw:style-name="gr6" draw:text-style-name="P2" draw:layer="layout" svg:x1="5.687cm" svg:y1="13.755cm" svg:x2="8.887cm" svg:y2="14.055cm">
          <text:p/>
        </draw:line>
        <draw:line draw:style-name="gr6" draw:text-style-name="P2" draw:layer="layout" svg:x1="5.687cm" svg:y1="14.255cm" svg:x2="8.887cm" svg:y2="14.555cm">
          <text:p/>
        </draw:line>
        <draw:line draw:style-name="gr6" draw:text-style-name="P2" draw:layer="layout" svg:x1="14.687cm" svg:y1="10.855cm" svg:x2="9.6cm" svg:y2="11.1cm">
          <text:p/>
        </draw:line>
        <draw:line draw:style-name="gr6" draw:text-style-name="P2" draw:layer="layout" svg:x1="14.701cm" svg:y1="11.323cm" svg:x2="9.614cm" svg:y2="11.568cm">
          <text:p/>
        </draw:line>
        <draw:line draw:style-name="gr6" draw:text-style-name="P2" draw:layer="layout" svg:x1="14.701cm" svg:y1="11.823cm" svg:x2="9.614cm" svg:y2="12.068cm">
          <text:p/>
        </draw:line>
        <draw:line draw:style-name="gr6" draw:text-style-name="P2" draw:layer="layout" svg:x1="14.701cm" svg:y1="12.323cm" svg:x2="9.614cm" svg:y2="12.568cm">
          <text:p/>
        </draw:line>
        <draw:line draw:style-name="gr6" draw:text-style-name="P2" draw:layer="layout" svg:x1="14.701cm" svg:y1="12.823cm" svg:x2="9.614cm" svg:y2="13.068cm">
          <text:p/>
        </draw:line>
        <draw:line draw:style-name="gr6" draw:text-style-name="P2" draw:layer="layout" svg:x1="14.701cm" svg:y1="13.223cm" svg:x2="9.614cm" svg:y2="13.468cm">
          <text:p/>
        </draw:line>
        <draw:line draw:style-name="gr6" draw:text-style-name="P2" draw:layer="layout" svg:x1="14.701cm" svg:y1="13.723cm" svg:x2="9.614cm" svg:y2="13.968cm">
          <text:p/>
        </draw:line>
        <draw:line draw:style-name="gr6" draw:text-style-name="P2" draw:layer="layout" svg:x1="14.701cm" svg:y1="14.123cm" svg:x2="9.614cm" svg:y2="14.368cm">
          <text:p/>
        </draw:line>
        <draw:frame draw:style-name="gr7" draw:text-style-name="P4" draw:layer="layout" svg:width="4.3cm" svg:height="4.755cm" svg:x="14.6cm" svg:y="10.5cm">
          <draw:text-box>
            <text:p text:style-name="P3"><text:span text:style-name="T2">15 BackLight + </text:span></text:p>
            <text:p text:style-name="P3"><text:span text:style-name="T2">13 Data Bit 6 <text:s text:c="3"/></text:span></text:p>
            <text:p text:style-name="P3"><text:span text:style-name="T2">11 Data Bit 4 <text:s text:c="3"/></text:span></text:p>
            <text:p text:style-name="P3"><text:span text:style-name="T2">9 <text:s text:c="2"/>Data Bit 2 <text:s text:c="3"/></text:span></text:p>
            <text:p text:style-name="P3"><text:span text:style-name="T2">7 <text:s text:c="2"/>Data Bit 0 <text:s text:c="3"/></text:span></text:p>
            <text:p text:style-name="P3"><text:span text:style-name="T2">5 <text:s text:c="2"/>Data R/W <text:s text:c="3"/></text:span></text:p>
            <text:p text:style-name="P3"><text:span text:style-name="T2">3 <text:s text:c="2"/>Contrast Adjust </text:span></text:p>
            <text:p text:style-name="P3"><text:span text:style-name="T2">1 <text:s text:c="2"/>GND <text:s text:c="11"/></text:span></text:p>
            <text:p text:style-name="P3"><text:span text:style-name="T1"/></text:p>
          </draw:text-box>
        </draw:frame>
        <draw:frame draw:style-name="gr8" draw:text-style-name="P4" draw:layer="layout" svg:width="5.8cm" svg:height="5.8cm" svg:x="1.1cm" svg:y="10.3cm">
          <draw:text-box>
            <text:p text:style-name="P3"><text:span text:style-name="T3">BackLight - <text:s text:c="10"/>16</text:span></text:p>
            <text:p text:style-name="P3"><text:span text:style-name="T3">Data Bit 7 <text:s text:c="12"/>14</text:span></text:p>
            <text:p text:style-name="P3"><text:span text:style-name="T3">Data Bit 5 <text:s text:c="12"/>12</text:span></text:p>
            <text:p text:style-name="P3"><text:span text:style-name="T3">Data Bit 3 <text:s text:c="12"/>10</text:span></text:p>
            <text:p text:style-name="P3"><text:span text:style-name="T3">Data Bit 1 <text:s text:c="14"/>8</text:span></text:p>
            <text:p text:style-name="P3"><text:span text:style-name="T3">Enable Signal <text:s text:c="8"/>6</text:span></text:p>
            <text:p text:style-name="P3"><text:span text:style-name="T3">Register Sel Sig <text:s text:c="4"/>4</text:span></text:p>
            <text:p text:style-name="P3"><text:span text:style-name="T3">+5V <text:s text:c="24"/>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39:47.725000000</meta:creation-date>
    <dc:date>2018-03-20T22:16:15.418000000</dc:date>
    <meta:editing-duration>PT3M53S</meta:editing-duration>
    <meta:editing-cycles>1</meta:editing-cycles>
    <meta:document-statistic meta:object-count="38"/>
    <meta:generator>LibreOffice/5.4.5.1$Windows_X86_64 LibreOffice_project/79c9829dd5d8054ec39a82dc51cd9eff340dbee8</meta:generator>
  </office:meta>
</office:document-meta>
</file>